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BAAAAA+TimesNewRomanPS-BoldMT" svg:font-family="BAAAAA+TimesNewRomanPS-BoldMT"/>
    <style:font-face style:name="CAAAAA+TimesNewRomanPSMT" svg:font-family="CAAAAA+TimesNewRomanPSMT"/>
    <style:font-face style:name="OpenSymbol" svg:font-family="OpenSymbol"/>
    <style:font-face style:name="SQNKOI+CMTT9" svg:font-family="SQNKOI+CMTT9"/>
    <style:font-face style:name="TimesNewRomanPSMT" svg:font-family="TimesNewRomanPSMT" style:font-family-generic="roman"/>
    <style:font-face style:name="DAAAAA+DejaVuSansMono" svg:font-family="DAAAAA+DejaVuSansMono" style:font-family-generic="swiss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CourierNewPSMT" fo:font-size="9.5pt" style:font-name-asian="CourierNewPSMT" style:font-size-asian="9.5pt" style:font-name-complex="CourierNewPSMT" style:font-size-complex="9.5pt"/>
    </style:style>
    <style:style style:name="P3" style:family="paragraph" style:parent-style-name="Standard" style:list-style-name="">
      <style:paragraph-properties style:text-autospace="none"/>
      <style:text-properties style:font-name="CourierNewPSMT" fo:font-size="9.5pt" style:font-name-asian="CourierNewPSMT" style:font-size-asian="9.5pt" style:font-name-complex="CourierNewPSMT" style:font-size-complex="9.5pt"/>
    </style:style>
    <style:style style:name="P4" style:family="paragraph" style:parent-style-name="Standard">
      <style:paragraph-properties fo:line-height="150%"/>
      <style:text-properties style:font-name="CourierNewPSMT" fo:font-size="9.5pt" style:font-name-asian="CourierNewPSMT" style:font-size-asian="9.5pt" style:font-name-complex="CourierNewPSMT" style:font-size-complex="9.5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DAAAAA+DejaVuSansMono" fo:font-size="10pt" style:font-name-asian="DAAAAA+DejaVuSansMono" style:font-size-asian="10pt" style:font-name-complex="DAAAAA+DejaVuSansMono" style:font-size-complex="10pt"/>
    </style:style>
    <style:style style:name="P6" style:family="paragraph" style:parent-style-name="Text_20_body">
      <style:paragraph-properties fo:line-height="150%"/>
    </style:style>
    <style:style style:name="P7" style:family="paragraph" style:parent-style-name="Text_20_body">
      <style:paragraph-properties fo:line-height="150%"/>
      <style:text-properties style:font-name="SQNKOI+CMTT9" fo:font-size="9pt" style:font-name-asian="SQNKOI+CMTT9" style:font-size-asian="9pt" style:font-name-complex="SQNKOI+CMTT9" style:font-size-complex="9pt"/>
    </style:style>
    <style:style style:name="P8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fo:line-height="150%" fo:text-indent="0cm" style:auto-text-indent="false"/>
    </style:style>
    <style:style style:name="T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" style:family="text">
      <style:text-properties style:font-name="CAAAAA+TimesNewRomanPSMT" fo:font-size="12pt" style:font-name-asian="CAAAAA+TimesNewRomanPSMT" style:font-size-asian="12pt" style:font-name-complex="CAAAAA+TimesNewRomanPSMT" style:font-size-complex="12pt"/>
    </style:style>
    <style:style style:name="T3" style:family="text">
      <style:text-properties style:font-name="SQNKOI+CMTT9"/>
    </style:style>
    <style:style style:name="T4" style:family="text">
      <style:text-properties fo:font-size="9pt"/>
    </style:style>
    <style:style style:name="T5" style:family="text">
      <style:text-properties style:font-name-asian="SQNKOI+CMTT9"/>
    </style:style>
    <style:style style:name="T6" style:family="text">
      <style:text-properties style:font-size-asian="9pt"/>
    </style:style>
    <style:style style:name="T7" style:family="text">
      <style:text-properties style:font-name-complex="SQNKOI+CMTT9"/>
    </style:style>
    <style:style style:name="T8" style:family="text">
      <style:text-properties style:font-size-complex="9pt"/>
    </style:style>
    <style:style style:name="T9" style:family="text">
      <style:text-properties style:font-name="DAAAAA+DejaVuSansMono"/>
    </style:style>
    <style:style style:name="T10" style:family="text">
      <style:text-properties style:font-name="DAAAAA+DejaVuSansMono" fo:font-size="10pt" style:font-name-asian="DAAAAA+DejaVuSansMono" style:font-size-asian="10pt" style:font-name-complex="DAAAAA+DejaVuSansMono" style:font-size-complex="10pt"/>
    </style:style>
    <style:style style:name="T11" style:family="text">
      <style:text-properties fo:font-size="10pt"/>
    </style:style>
    <style:style style:name="T12" style:family="text">
      <style:text-properties style:font-name-asian="DAAAAA+DejaVuSansMono"/>
    </style:style>
    <style:style style:name="T13" style:family="text">
      <style:text-properties style:font-size-asian="10pt"/>
    </style:style>
    <style:style style:name="T14" style:family="text">
      <style:text-properties style:font-name-complex="DAAAAA+DejaVuSansMono"/>
    </style:style>
    <style:style style:name="T15" style:family="text">
      <style:text-properties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office:annotation><dc:date>2010-04-16T22:16:37</dc:date><text:p>&lt;!--StartFragment--&gt;</text:p></office:annotation><text:span text:style-name="T10">In this paper we have presented a scalable hybrid multi-robot control architecture, </text:span><office:annotation><dc:date>2010-04-16T22:46:19</dc:date><text:p>&lt;!--StartFragment--&gt;</text:p></office:annotation><text:span text:style-name="T10">hybrid event-driven architecture on D-Bus (HEAD)</text:span><text:span text:style-name="T10"><office:annotation><dc:date>2010-04-16T22:46:19</dc:date><text:p>&lt;!--EndFragment--&gt;</text:p></office:annotation></text:span><text:span text:style-name="T10">,</text:span><text:span text:style-name="T10"><office:annotation><dc:date>2010-04-16T22:16:37</dc:date><text:p>&lt;!--EndFragment--&gt;</text:p></office:annotation></text:span><text:span text:style-name="T10"> that relies on D-Bus inter-process communication technology. HEAD has several distinct differences from a classical hybrid architecture, e.g. being event-driven it makes sequencing automated and robust. From the architectural design and practical implementation in a MRS with 16 E-puck robots, we can say that our architecture is robust and scalable in terms of communication, sensing and control of various elements of a large MRS. We have achieved this by decoupling the communication of heterogeneous software components into two separate process of listening and emitting D-Bus signals. <text:s/>Although \cite{Magnenat+2009} used D-Bus for managing control of different micro-controller of a single robot, to our best of knowledge, in MRS literature there is no other instance of using D-Bus in this fashion to control a large group of robots. In this regard this is a pioneering work. However we need to extensively examine the performance of D-Bus with more components in more complex environments. </text:span><office:annotation><dc:date>2010-04-16T22:48:38</dc:date><text:p>&lt;!--StartFragment--&gt;</text:p></office:annotation><text:span text:style-name="T10">In the future, we look forward to explore deploying HEAD in a MRS having about 40 E-puck robots.</text:span><text:span text:style-name="T10"><office:annotation><dc:date>2010-04-16T22:48:38</dc:date><text:p>&lt;!--EndFragment--&gt;</text:p></office:annotation></text:span></text:p>
      <text:p text:style-name="P6"><text:span text:style-name="T10"/></text:p>
      <text:p text:style-name="P6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AAAAA+TimesNewRomanPS-BoldMT" svg:font-family="BAAAAA+TimesNewRomanPS-BoldMT"/>
    <style:font-face style:name="CAAAAA+TimesNewRomanPSMT" svg:font-family="CAAAAA+TimesNewRomanPSMT"/>
    <style:font-face style:name="OpenSymbol" svg:font-family="OpenSymbol"/>
    <style:font-face style:name="SQNKOI+CMTT9" svg:font-family="SQNKOI+CMTT9"/>
    <style:font-face style:name="TimesNewRomanPSMT" svg:font-family="TimesNewRomanPSMT" style:font-family-generic="roman"/>
    <style:font-face style:name="DAAAAA+DejaVuSansMono" svg:font-family="DAAAAA+DejaVuSansMono" style:font-family-generic="swiss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mar </meta:initial-creator>
    <meta:creation-date>2010-04-03T12:59:15</meta:creation-date>
    <meta:generator>OpenOffice.org/3.1$Linux OpenOffice.org_project/310m19$Build-9420</meta:generator>
    <dc:date>2010-04-16T22:49:03</dc:date>
    <dc:creator>Omar </dc:creator>
    <meta:editing-duration>PT47H33M53S</meta:editing-duration>
    <meta:editing-cycles>31</meta:editing-cycles>
    <meta:document-statistic meta:table-count="0" meta:image-count="0" meta:object-count="0" meta:page-count="1" meta:paragraph-count="1" meta:word-count="188" meta:character-count="1234"/>
  </office:meta>
</office:document-meta>
</file>